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17.5pt" style:font-size-complex="20pt"/>
    </style:style>
    <style:style style:name="P2" style:family="paragraph" style:parent-style-name="Standard">
      <style:text-properties fo:font-size="20pt" officeooo:rsid="000bf69e" officeooo:paragraph-rsid="000bf69e" style:font-size-asian="17.5pt" style:font-size-complex="20pt"/>
    </style:style>
    <style:style style:name="T1" style:family="text">
      <style:text-properties fo:font-size="21pt" style:font-size-asian="21pt" style:font-size-complex="2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// the smallest of three elements<text:line-break/>#include &lt;stdio.h&gt;<text:line-break/> <text:line-break/><text:line-break/>int main()<text:line-break/>{<text:line-break/> <text:s text:c="3"/>int a,b,c;<text:line-break/> <text:s text:c="3"/>printf("enter a,b,c values:");<text:line-break/> <text:s text:c="3"/>scanf("%d\n%d\n%d",&amp;a,&amp;b,&amp;c);<text:line-break/> <text:s text:c="3"/>if (a &lt;= b &amp;&amp; a &lt;= c)<text:line-break/></text:span><text:line-break/> <text:s text:c="7"/>printf("%d is the smallest",a);<text:line-break/> <text:line-break/><text:line-break/> <text:s text:c="3"/>else if (b &lt;= a &amp;&amp; b &lt;= c)<text:line-break/><text:line-break/> <text:s text:c="7"/>printf("%d is the smallest",b);<text:line-break/> <text:line-break/><text:line-break/> <text:s text:c="3"/>else<text:line-break/><text:line-break/> <text:s text:c="7"/>printf("%d is the smallest",c);<text:line-break/> <text:line-break/><text:line-break/> <text:s text:c="3"/>return 0;<text:line-break/>}</text:p>
      <text:p text:style-name="P2">output:</text:p>
      <text:p text:style-name="P1">enter a,b,c values:243</text:p>
      <text:p text:style-name="P1">567</text:p>
      <text:p text:style-name="P1">9876</text:p>
      <text:p text:style-name="P1">243 is the smalles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5T17:11:34.352000000</meta:creation-date>
    <dc:date>2023-12-25T17:14:23.143000000</dc:date>
    <meta:editing-duration>PT2M49S</meta:editing-duration>
    <meta:editing-cycles>1</meta:editing-cycles>
    <meta:document-statistic meta:table-count="0" meta:image-count="0" meta:object-count="0" meta:page-count="1" meta:paragraph-count="6" meta:word-count="60" meta:character-count="421" meta:non-whitespace-character-count="300"/>
    <meta:generator>LibreOffice/7.5.3.2$Windows_X86_64 LibreOffice_project/9f56dff12ba03b9acd7730a5a481eea045e468f3</meta:generator>
  </office:meta>
</office:document-meta>
</file>